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Überschrift1" style:master-page-name="MP0" style:family="paragraph">
      <style:paragraph-properties fo:break-before="page" fo:text-align="center"/>
    </style:style>
    <style:style style:name="T4" style:parent-style-name="Hervorhebung" style:family="text">
      <style:text-properties fo:font-weight="bold" style:font-weight-asian="bold" style:font-weight-complex="bold" fo:font-style="normal" style:font-style-asian="normal" style:font-style-complex="normal" fo:color="#FF0000" fo:font-size="26pt" style:font-size-asian="26pt" style:font-size-complex="26pt"/>
    </style:style>
    <style:style style:name="T5" style:parent-style-name="Hervorhebung" style:family="text">
      <style:text-properties fo:font-weight="bold" style:font-weight-asian="bold" style:font-weight-complex="bold" fo:font-style="normal" style:font-style-asian="normal" style:font-style-complex="normal" fo:color="#FF0000" fo:font-size="26pt" style:font-size-asian="26pt" style:font-size-complex="26pt"/>
    </style:style>
    <style:style style:name="T6" style:parent-style-name="Absatz-Standardschriftart" style:family="text">
      <style:text-properties fo:font-weight="bold" style:font-weight-asian="bold" style:font-weight-complex="bold" fo:color="#FF0000" fo:font-size="26pt" style:font-size-asian="26pt" style:font-size-complex="26pt"/>
    </style:style>
    <style:style style:name="P7" style:parent-style-name="Überschrift2" style:family="paragraph">
      <style:paragraph-properties fo:text-align="center"/>
    </style:style>
    <style:style style:name="P8" style:parent-style-name="Überschrift2" style:family="paragraph">
      <style:paragraph-properties fo:text-align="center"/>
    </style:style>
    <style:style style:name="T9" style:parent-style-name="Hervorhebung" style:family="text">
      <style:text-properties fo:font-style="normal" style:font-style-asian="normal" style:font-style-complex="normal" fo:font-size="18pt" style:font-size-asian="18pt" style:font-size-complex="18pt"/>
    </style:style>
    <style:style style:name="P10" style:parent-style-name="Überschrift2" style:family="paragraph">
      <style:paragraph-properties fo:text-align="center"/>
    </style:style>
    <style:style style:name="T11" style:parent-style-name="Hervorhebung" style:family="text">
      <style:text-properties fo:font-size="18pt" style:font-size-asian="18pt" style:font-size-complex="18pt"/>
    </style:style>
    <style:style style:name="P12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style:font-name="Aptos Display" style:font-name-asian="Times New Roman" fo:color="#0F4761" style:letter-kerning="false" fo:font-size="16pt" style:font-size-asian="16pt" style:font-size-complex="16pt" style:language-asian="de" style:country-asian="DE"/>
    </style:style>
    <style:style style:name="P13" style:parent-style-name="Standard" style:family="paragraph">
      <style:paragraph-properties fo:break-before="page"/>
      <style:text-properties style:font-name="Aptos Display" style:font-name-asian="Times New Roman" fo:color="#0F4761" style:letter-kerning="false" fo:font-size="16pt" style:font-size-asian="16pt" style:font-size-complex="16pt" style:language-asian="de" style:country-asian="DE" fo:hyphenate="true"/>
    </style:style>
    <style:style style:name="P14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5" style:parent-style-name="Verzeichnis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16" style:parent-style-name="Verzeichnis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17" style:parent-style-name="Verzeichnis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18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9" style:parent-style-name="Verzeichnis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20" style:parent-style-name="Verzeichnis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21" style:parent-style-name="Verzeichnis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22" style:parent-style-name="Verzeichnis3" style:family="paragraph">
      <style:paragraph-properties>
        <style:tab-stops>
          <style:tab-stop style:type="right" style:leader-style="dotted" style:leader-text="." style:position="5.9597in"/>
        </style:tab-stops>
      </style:paragraph-properties>
    </style:style>
    <style:style style:name="P23" style:parent-style-name="Verzeichnis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24" style:parent-style-name="Verzeichnis3" style:family="paragraph">
      <style:paragraph-properties>
        <style:tab-stops>
          <style:tab-stop style:type="right" style:leader-style="dotted" style:leader-text="." style:position="5.9597in"/>
        </style:tab-stops>
      </style:paragraph-properties>
    </style:style>
    <style:style style:name="P25" style:parent-style-name="Verzeichnis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26" style:parent-style-name="Verzeichnis3" style:family="paragraph">
      <style:paragraph-properties>
        <style:tab-stops>
          <style:tab-stop style:type="right" style:leader-style="dotted" style:leader-text="." style:position="5.9597in"/>
        </style:tab-stops>
      </style:paragraph-properties>
    </style:style>
    <style:style style:name="P27" style:parent-style-name="Verzeichnis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28" style:parent-style-name="Verzeichnis3" style:family="paragraph">
      <style:paragraph-properties>
        <style:tab-stops>
          <style:tab-stop style:type="right" style:leader-style="dotted" style:leader-text="." style:position="5.9597in"/>
        </style:tab-stops>
      </style:paragraph-properties>
    </style:style>
    <style:style style:name="P29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0" style:parent-style-name="Standard" style:family="paragraph">
      <style:paragraph-properties fo:break-before="page"/>
      <style:text-properties fo:hyphenate="true"/>
    </style:style>
    <style:style style:name="TableColumn32" style:family="table-column">
      <style:table-column-properties style:column-width="3.1465in"/>
    </style:style>
    <style:style style:name="TableColumn33" style:family="table-column">
      <style:table-column-properties style:column-width="3.1465in"/>
    </style:style>
    <style:style style:name="Table31" style:family="table">
      <style:table-properties style:width="6.293in" fo:margin-left="0in" table:align="left"/>
    </style:style>
    <style:style style:name="TableRow34" style:family="table-row">
      <style:table-row-properties/>
    </style:style>
    <style:style style:name="TableCell35" style:family="table-cell">
      <style:table-cell-properties fo:border-top="0.0069in solid #95DCF7" fo:border-left="0.0069in solid #95DCF7" fo:border-bottom="0.0208in solid #60CAF3" fo:border-right="0.0069in solid #95DCF7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line-height="100%"/>
    </style:style>
    <style:style style:name="T37" style:parent-style-name="Absatz-Standardschriftart" style:family="text">
      <style:text-properties fo:font-weight="bold" style:font-weight-asian="bold" style:font-weight-complex="bold" fo:font-size="16pt" style:font-size-asian="16pt" style:font-size-complex="16pt"/>
    </style:style>
    <style:style style:name="TableCell38" style:family="table-cell">
      <style:table-cell-properties fo:border-top="0.0069in solid #95DCF7" fo:border-left="0.0069in solid #95DCF7" fo:border-bottom="0.0208in solid #60CAF3" fo:border-right="0.0069in solid #95DCF7" style:writing-mode="lr-tb" fo:padding-top="0in" fo:padding-left="0.075in" fo:padding-bottom="0in" fo:padding-right="0.075in"/>
    </style:style>
    <style:style style:name="P39" style:parent-style-name="Inhaltsverzeichnisüberschrift" style:family="paragraph">
      <style:text-properties fo:font-weight="bold" style:font-weight-asian="bold" style:font-weight-complex="bold"/>
    </style:style>
    <style:style style:name="TableRow40" style:family="table-row">
      <style:table-row-properties style:min-row-height="0.3708in"/>
    </style:style>
    <style:style style:name="TableCell41" style:family="table-cell">
      <style:table-cell-properties fo:border="0.0069in solid #95DCF7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line-height="100%"/>
    </style:style>
    <style:style style:name="T43" style:parent-style-name="Absatz-Standardschriftart" style:family="text">
      <style:text-properties fo:font-weight="bold" style:font-weight-asian="bold" style:font-weight-complex="bold" fo:font-size="16pt" style:font-size-asian="16pt" style:font-size-complex="16pt"/>
    </style:style>
    <style:style style:name="TableCell44" style:family="table-cell">
      <style:table-cell-properties fo:border="0.0069in solid #95DCF7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line-height="100%"/>
      <style:text-properties fo:font-size="16pt" style:font-size-asian="16pt" style:font-size-complex="16pt"/>
    </style:style>
    <style:style style:name="TableRow46" style:family="table-row">
      <style:table-row-properties style:min-row-height="0.3881in"/>
    </style:style>
    <style:style style:name="TableCell47" style:family="table-cell">
      <style:table-cell-properties fo:border="0.0069in solid #95DCF7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line-height="100%"/>
    </style:style>
    <style:style style:name="T49" style:parent-style-name="Absatz-Standardschriftart" style:family="text">
      <style:text-properties fo:font-weight="bold" style:font-weight-asian="bold" style:font-weight-complex="bold" fo:font-size="16pt" style:font-size-asian="16pt" style:font-size-complex="16pt"/>
    </style:style>
    <style:style style:name="TableCell50" style:family="table-cell">
      <style:table-cell-properties fo:border="0.0069in solid #95DCF7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line-height="100%"/>
      <style:text-properties fo:font-size="16pt" style:font-size-asian="16pt" style:font-size-complex="16pt"/>
    </style:style>
    <style:style style:name="TableRow52" style:family="table-row">
      <style:table-row-properties style:min-row-height="0.484in"/>
    </style:style>
    <style:style style:name="TableCell53" style:family="table-cell">
      <style:table-cell-properties fo:border="0.0069in solid #95DCF7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line-height="100%"/>
    </style:style>
    <style:style style:name="T55" style:parent-style-name="Absatz-Standardschriftart" style:family="text">
      <style:text-properties fo:font-weight="bold" style:font-weight-asian="bold" style:font-weight-complex="bold" fo:font-size="16pt" style:font-size-asian="16pt" style:font-size-complex="16pt"/>
    </style:style>
    <style:style style:name="TableCell56" style:family="table-cell">
      <style:table-cell-properties fo:border="0.0069in solid #95DCF7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line-height="100%"/>
      <style:text-properties fo:font-size="16pt" style:font-size-asian="16pt" style:font-size-complex="16pt"/>
    </style:style>
    <style:style style:name="P58" style:parent-style-name="Standard" style:family="paragraph">
      <style:paragraph-properties fo:break-before="page"/>
      <style:text-properties fo:hyphenate="true"/>
    </style:style>
    <style:style style:name="P59" style:parent-style-name="Überschrift1" style:family="paragraph">
      <style:text-properties fo:font-size="22pt" style:font-size-asian="22pt" style:font-size-complex="22pt"/>
    </style:style>
    <style:style style:name="P60" style:parent-style-name="Standard" style:family="paragraph">
      <style:text-properties fo:font-size="14pt" style:font-size-asian="14pt" style:font-size-complex="14pt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list-style-name="LFO3" style:family="paragraph"/>
    <style:style style:name="T63" style:parent-style-name="Absatz-Standardschriftart" style:family="text">
      <style:text-properties fo:font-weight="bold" style:font-weight-asian="bold" style:font-weight-complex="bold"/>
    </style:style>
    <style:style style:name="P64" style:parent-style-name="Standard" style:list-style-name="LFO3" style:family="paragraph"/>
    <style:style style:name="P65" style:parent-style-name="Standard" style:list-style-name="LFO3" style:family="paragraph"/>
    <style:style style:name="P66" style:parent-style-name="Standard" style:list-style-name="LFO3" style:family="paragraph"/>
    <style:style style:name="P67" style:parent-style-name="Standard" style:list-style-name="LFO3" style:family="paragraph"/>
    <style:style style:name="T68" style:parent-style-name="Absatz-Standardschriftart" style:family="text">
      <style:text-properties fo:font-weight="bold" style:font-weight-asian="bold" style:font-weight-complex="bold"/>
    </style:style>
    <style:style style:name="P69" style:parent-style-name="Standard" style:list-style-name="LFO3" style:family="paragraph"/>
    <style:style style:name="P70" style:parent-style-name="Standard" style:list-style-name="LFO3" style:family="paragraph"/>
    <style:style style:name="P71" style:parent-style-name="Standard" style:list-style-name="LFO3" style:family="paragraph"/>
    <style:style style:name="T72" style:parent-style-name="Absatz-Standardschriftart" style:family="text">
      <style:text-properties fo:font-weight="bold" style:font-weight-asian="bold" style:font-weight-complex="bold"/>
    </style:style>
    <style:style style:name="P73" style:parent-style-name="Standard" style:list-style-name="LFO3" style:family="paragraph"/>
    <style:style style:name="P74" style:parent-style-name="Standard" style:list-style-name="LFO3" style:family="paragraph"/>
    <style:style style:name="P75" style:parent-style-name="Standard" style:family="paragraph">
      <style:text-properties fo:font-weight="bold" style:font-weight-asian="bold" style:font-weight-complex="bold"/>
    </style:style>
    <style:style style:name="P76" style:parent-style-name="Standard" style:list-style-name="LFO4" style:family="paragraph"/>
    <style:style style:name="P77" style:parent-style-name="Standard" style:list-style-name="LFO4" style:family="paragraph"/>
    <style:style style:name="P78" style:parent-style-name="Standard" style:list-style-name="LFO4" style:family="paragraph"/>
    <style:style style:name="T79" style:parent-style-name="Absatz-Standardschriftart" style:family="text">
      <style:text-properties fo:language="en" fo:country="US"/>
    </style:style>
    <style:style style:name="T80" style:parent-style-name="Hyperlink" style:family="text">
      <style:text-properties fo:language="en" fo:country="US"/>
    </style:style>
    <style:style style:name="T81" style:parent-style-name="Absatz-Standardschriftart" style:family="text">
      <style:text-properties fo:language="en" fo:country="US"/>
    </style:style>
    <style:style style:name="P82" style:parent-style-name="Standard" style:list-style-name="LFO4" style:family="paragraph"/>
    <style:style style:name="P83" style:parent-style-name="Standard" style:family="paragraph">
      <style:text-properties fo:font-weight="bold" style:font-weight-asian="bold" style:font-weight-complex="bold"/>
    </style:style>
    <style:style style:name="P84" style:parent-style-name="Standard" style:list-style-name="LFO5" style:family="paragraph"/>
    <style:style style:name="T85" style:parent-style-name="Absatz-Standardschriftart" style:family="text">
      <style:text-properties fo:font-weight="bold" style:font-weight-asian="bold" style:font-weight-complex="bold"/>
    </style:style>
    <style:style style:name="P86" style:parent-style-name="Standard" style:list-style-name="LFO5" style:family="paragraph"/>
    <style:style style:name="P87" style:parent-style-name="Standard" style:list-style-name="LFO5" style:family="paragraph"/>
    <style:style style:name="P88" style:parent-style-name="Standard" style:list-style-name="LFO5" style:family="paragraph"/>
    <style:style style:name="P89" style:parent-style-name="Standard" style:list-style-name="LFO5" style:family="paragraph"/>
    <style:style style:name="T90" style:parent-style-name="Absatz-Standardschriftart" style:family="text">
      <style:text-properties fo:font-weight="bold" style:font-weight-asian="bold" style:font-weight-complex="bold"/>
    </style:style>
    <style:style style:name="P91" style:parent-style-name="Standard" style:list-style-name="LFO5" style:family="paragraph"/>
    <style:style style:name="P92" style:parent-style-name="Standard" style:list-style-name="LFO5" style:family="paragraph"/>
    <style:style style:name="P93" style:parent-style-name="Standard" style:list-style-name="LFO5" style:family="paragraph"/>
    <style:style style:name="T94" style:parent-style-name="Absatz-Standardschriftart" style:family="text">
      <style:text-properties fo:font-weight="bold" style:font-weight-asian="bold" style:font-weight-complex="bold"/>
    </style:style>
    <style:style style:name="P95" style:parent-style-name="Standard" style:list-style-name="LFO5" style:family="paragraph"/>
    <style:style style:name="P96" style:parent-style-name="Standard" style:list-style-name="LFO5" style:family="paragraph"/>
    <style:style style:name="P97" style:parent-style-name="Standard" style:list-style-name="LFO5" style:family="paragraph"/>
    <style:style style:name="T98" style:parent-style-name="Absatz-Standardschriftart" style:family="text">
      <style:text-properties fo:font-weight="bold" style:font-weight-asian="bold" style:font-weight-complex="bold"/>
    </style:style>
    <style:style style:name="P99" style:parent-style-name="Standard" style:list-style-name="LFO5" style:family="paragraph"/>
    <style:style style:name="T100" style:parent-style-name="Absatz-Standardschriftart" style:family="text">
      <style:text-properties fo:font-weight="bold" style:font-weight-asian="bold" style:font-weight-complex="bold"/>
    </style:style>
    <style:style style:name="P101" style:parent-style-name="Standard" style:list-style-name="LFO5" style:family="paragraph"/>
    <style:style style:name="T102" style:parent-style-name="Absatz-Standardschriftart" style:family="text">
      <style:text-properties fo:font-weight="bold" style:font-weight-asian="bold" style:font-weight-complex="bold"/>
    </style:style>
    <style:style style:name="P103" style:parent-style-name="Standard" style:list-style-name="LFO5" style:family="paragraph"/>
    <style:style style:name="T104" style:parent-style-name="Absatz-Standardschriftart" style:family="text">
      <style:text-properties fo:font-weight="bold" style:font-weight-asian="bold" style:font-weight-complex="bold"/>
    </style:style>
    <style:style style:name="P105" style:parent-style-name="Standard" style:family="paragraph">
      <style:paragraph-properties fo:break-before="page"/>
      <style:text-properties fo:hyphenate="true"/>
    </style:style>
  </office:automatic-styles>
  <office:body>
    <office:text text:use-soft-page-breaks="true">
      <text:h text:style-name="P1" text:outline-level="1"><text:bookmark-start text:name="_Toc177731240"/><text:bookmark-start text:name="_Toc184988849"/><text:bookmark-start text:name="_Toc184989132"/><text:span text:style-name="T4">Dokumentation</text:span><text:bookmark-end text:name="_Toc177731240"/><text:span text:style-name="T5">-</text:span><text:span text:style-name="T6">Wetter-Info-App</text:span><text:bookmark-end text:name="_Toc184988849"/><text:bookmark-end text:name="_Toc184989132"/></text:h>
      <text:p text:style-name="Standard"><text:tab/><text:tab/><text:tab/><text:tab/></text:p>
      <text:h text:style-name="P7" text:outline-level="2"/>
      <text:h text:style-name="P8" text:outline-level="2"><text:bookmark-start text:name="_Toc177731241"/><text:bookmark-start text:name="_Toc184988850"/><text:bookmark-start text:name="_Toc184989133"/><text:span text:style-name="T9">Besnik Ajdini</text:span><text:bookmark-end text:name="_Toc177731241"/><text:bookmark-end text:name="_Toc184988850"/><text:bookmark-end text:name="_Toc184989133"/></text:h>
      <text:h text:style-name="P10" text:outline-level="2"><text:bookmark-start text:name="_Toc177731242"/><text:bookmark-start text:name="_Toc184988851"/><text:bookmark-start text:name="_Toc184989134"/><text:span text:style-name="T11">13.12.2024</text:span><text:bookmark-end text:name="_Toc177731242"/><text:bookmark-end text:name="_Toc184988851"/><text:bookmark-end text:name="_Toc184989134"/></text:h>
      <text:p text:style-name="P12"/>
      <text:p text:style-name="P13"/>
      <text:h text:style-name="Inhaltsverzeichnisüberschrift" text:outline-level="1"><text:bookmark-start text:name="_Toc184988852"/><text:bookmark-start text:name="_Toc184989135"/>Inhalt<text:bookmark-end text:name="_Toc184988852"/><text:bookmark-end text:name="_Toc184989135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Verzeichnis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h text:style-name="Inhaltsverzeichnisüberschrift" text:outline-level="1"/>
          <text:p text:style-name="P14"><text:a xlink:href="#_Toc184989136" office:target-frame-name="_top" xlink:show="replace"><text:span text:style-name="Hyperlink">1.Informieren</text:span><text:tab/>5</text:a></text:p>
          <text:p text:style-name="P15"><text:a xlink:href="#_Toc184989137" office:target-frame-name="_top" xlink:show="replace"><text:span text:style-name="Hyperlink">1.1 Ziel des Projekts</text:span><text:tab/>5</text:a></text:p>
          <text:p text:style-name="P16"><text:a xlink:href="#_Toc184989138" office:target-frame-name="_top" xlink:show="replace"><text:span text:style-name="Hyperlink">1.2 Beschreibung der Wetter-Info-App</text:span><text:tab/>5</text:a></text:p>
          <text:p text:style-name="P17"><text:a xlink:href="#_Toc184989139" office:target-frame-name="_top" xlink:show="replace"><text:span text:style-name="Hyperlink">1.3 Zielgruppe</text:span><text:tab/>5</text:a></text:p>
          <text:p text:style-name="P18"><text:a xlink:href="#_Toc184989140" office:target-frame-name="_top" xlink:show="replace"><text:span text:style-name="Hyperlink">IPERKA-Modell</text:span><text:tab/>5</text:a></text:p>
          <text:p text:style-name="P19"><text:a xlink:href="#_Toc184989141" office:target-frame-name="_top" xlink:show="replace"><text:span text:style-name="Hyperlink">2.1 Informieren (I)</text:span><text:tab/>5</text:a></text:p>
          <text:p text:style-name="P20"><text:a xlink:href="#_Toc184989143" office:target-frame-name="_top" xlink:show="replace"><text:span text:style-name="Hyperlink">2.2 Planen (P)</text:span><text:tab/>5</text:a></text:p>
          <text:p text:style-name="P21"><text:a xlink:href="#_Toc184989145" office:target-frame-name="_top" xlink:show="replace"><text:span text:style-name="Hyperlink">2.3 Entscheiden (E)</text:span><text:tab/>5</text:a></text:p>
          <text:p text:style-name="P22"><text:a xlink:href="#_Toc184989146" office:target-frame-name="_top" xlink:show="replace"><text:span text:style-name="Hyperlink">2.3.1 Technologiewahl 2.3.2 API-Integration 2.3.3 Struktur des Programms</text:span><text:tab/>5</text:a></text:p>
          <text:p text:style-name="P23"><text:a xlink:href="#_Toc184989147" office:target-frame-name="_top" xlink:show="replace"><text:span text:style-name="Hyperlink">2.4 Realisieren (R)</text:span><text:tab/>5</text:a></text:p>
          <text:p text:style-name="P24"><text:a xlink:href="#_Toc184989148" office:target-frame-name="_top" xlink:show="replace"><text:span text:style-name="Hyperlink">2.4.1 Programmablauf 2.4.2 Hauptfunktionen 2.4.3 Code-Struktur 2.4.4 Code-Beispiel</text:span><text:tab/>6</text:a></text:p>
          <text:p text:style-name="P25"><text:a xlink:href="#_Toc184989149" office:target-frame-name="_top" xlink:show="replace"><text:span text:style-name="Hyperlink">2.5 Kontrollieren (K)</text:span><text:tab/>6</text:a></text:p>
          <text:p text:style-name="P26"><text:a xlink:href="#_Toc184989150" office:target-frame-name="_top" xlink:show="replace"><text:span text:style-name="Hyperlink">2.5.1 Testszenarien 2.5.2 Testprotokoll</text:span><text:tab/>6</text:a></text:p>
          <text:p text:style-name="P27"><text:a xlink:href="#_Toc184989151" office:target-frame-name="_top" xlink:show="replace"><text:span text:style-name="Hyperlink">2.6 Auswerten (A)</text:span><text:tab/>6</text:a></text:p>
          <text:p text:style-name="P28"><text:a xlink:href="#_Toc184989152" office:target-frame-name="_top" xlink:show="replace"><text:span text:style-name="Hyperlink">2.6.1 Evaluation der Ergebnisse 2.6.2 Optimierungspotenziale 2.6.3 Fazit</text:span><text:tab/>6</text:a></text:p>
        </text:index-body>
      </text:table-of-content>
      <text:p text:style-name="Standard"/>
      <text:table-of-content text:name="_TOC48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Verzeichnis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/>
      </text:table-of-content>
      <text:p text:style-name="P29"/>
      <text:p text:style-name="P30"/>
      <text:p text:style-name="Hervorgehoben0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<text:span text:style-name="T37">Metainformationen</text:span></text:p>
          </table:table-cell>
          <table:table-cell table:style-name="TableCell38">
            <text:h text:style-name="P39" text:outline-level="1"/>
          </table:table-cell>
        </table:table-row>
        <table:table-row table:style-name="TableRow40">
          <table:table-cell table:style-name="TableCell41">
            <text:p text:style-name="P42"><text:span text:style-name="T43">Dokumentname</text:span></text:p>
          </table:table-cell>
          <table:table-cell table:style-name="TableCell44">
            <text:p text:style-name="P45">Dokumentation</text:p>
          </table:table-cell>
        </table:table-row>
        <table:table-row table:style-name="TableRow46">
          <table:table-cell table:style-name="TableCell47">
            <text:p text:style-name="P48"><text:span text:style-name="T49">Ersteller</text:span></text:p>
          </table:table-cell>
          <table:table-cell table:style-name="TableCell50">
            <text:p text:style-name="P51">Besnik Ajdini</text:p>
          </table:table-cell>
        </table:table-row>
        <table:table-row table:style-name="TableRow52">
          <table:table-cell table:style-name="TableCell53">
            <text:p text:style-name="P54"><text:span text:style-name="T55">Datum</text:span></text:p>
          </table:table-cell>
          <table:table-cell table:style-name="TableCell56">
            <text:p text:style-name="P57">20.09.2024</text:p>
          </table:table-cell>
        </table:table-row>
      </table:table>
      <text:h text:style-name="Inhaltsverzeichnisüberschrift" text:outline-level="1"/>
      <text:p text:style-name="P58"/>
      <text:h text:style-name="P59" text:outline-level="1"><text:bookmark-start text:name="_Toc184989136"/>1.Informieren<text:bookmark-end text:name="_Toc184989136"/></text:h>
      <text:h text:style-name="Überschrift2" text:outline-level="2"><text:bookmark-start text:name="_Toc184989137"/>1.1 Ziel des Projekts<text:bookmark-end text:name="_Toc184989137"/></text:h>
      <text:p text:style-name="P60">Das Programm ruft aktuelle Wetterdaten für eine eingegebene Stadt ab und zeigt<text:s/>Informationen wie Temperatur, Wetterbedingungen, Luftfeuchtigkeit und Windgeschwindigkeit an.<text:bookmark-start text:name="_Toc184989138"/></text:p>
      <text:h text:style-name="Überschrift2" text:outline-level="2">1.2 Beschreibung der Wetter-Info-App<text:bookmark-end text:name="_Toc184989138"/></text:h>
      <text:p text:style-name="Standard"/>
      <text:h text:style-name="Überschrift2" text:outline-level="2"><text:line-break/><text:bookmark-start text:name="_Toc184989139"/>1.3 Zielgruppe<text:bookmark-end text:name="_Toc184989139"/></text:h>
      <text:h text:style-name="Überschrift1" text:outline-level="1"><text:bookmark-start text:name="_Toc184989140"/>IPERKA-Modell<text:bookmark-end text:name="_Toc184989140"/></text:h>
      <text:h text:style-name="Überschrift2" text:outline-level="2"><text:line-break/><text:bookmark-start text:name="_Toc184989141"/>2.1 Informieren (I)<text:bookmark-end text:name="_Toc184989141"/></text:h>
      <text:p text:style-name="P61">Anforderungen:</text:p>
      <text:list text:style-name="LFO3" text:continue-numbering="true">
        <text:list-item>
          <text:p text:style-name="P62"><text:span text:style-name="T63">Funktionalitäten</text:span>:</text:p>
          <text:list text:continue-numbering="true">
            <text:list-item>
              <text:p text:style-name="P64">Stadtname eingeben.</text:p>
            </text:list-item>
            <text:list-item>
              <text:p text:style-name="P65">Wetterdaten aus einer API abrufen<text:s/></text:p>
            </text:list-item>
            <text:list-item>
              <text:p text:style-name="P66">Daten wie Temperatur, Wetterzustand, Luftfeuchtigkeit und Windgeschwindigkeit anzeigen.</text:p>
            </text:list-item>
          </text:list>
        </text:list-item>
        <text:list-item>
          <text:p text:style-name="P67"><text:span text:style-name="T68">Benutzerfreundlichkeit</text:span>:</text:p>
          <text:list text:continue-numbering="true">
            <text:list-item>
              <text:p text:style-name="P69">Gute Darstellung von der Console</text:p>
            </text:list-item>
            <text:list-item>
              <text:p text:style-name="P70">Klare Fehlermeldungen bei ungültiger Eingabe oder API-Fehlern.</text:p>
            </text:list-item>
          </text:list>
        </text:list-item>
        <text:list-item>
          <text:p text:style-name="P71"><text:span text:style-name="T72">Technische Voraussetzungen</text:span>:</text:p>
          <text:list text:continue-numbering="true">
            <text:list-item>
              <text:p text:style-name="P73">Internetverbindung für die API-Anfragen.</text:p>
            </text:list-item>
            <text:list-item>
              <text:p text:style-name="P74">API-Schlüssel von OpenWeatherMap.</text:p>
            </text:list-item>
          </text:list>
        </text:list-item>
      </text:list>
      <text:soft-page-break/>
      <text:p text:style-name="P75">Technologien und Werkzeuge:</text:p>
      <text:list text:style-name="LFO4" text:continue-numbering="true">
        <text:list-item>
          <text:p text:style-name="P76">Programmiersprache: C#</text:p>
        </text:list-item>
        <text:list-item>
          <text:p text:style-name="P77">Entwicklungsumgebung: Visual Studio</text:p>
        </text:list-item>
        <text:list-item>
          <text:p text:style-name="P78"><text:span text:style-name="T79">API: OpenWeatherMap (</text:span><text:a xlink:href="https://openweathermap.org" office:target-frame-name="_new" xlink:show="replace"><text:span text:style-name="T80">https://openweathermap.org</text:span></text:a><text:span text:style-name="T81">)</text:span></text:p>
        </text:list-item>
        <text:list-item>
          <text:p text:style-name="P82">Paket: Newtonsoft.Json für JSON-Verarbeitung</text:p>
        </text:list-item>
      </text:list>
      <text:p text:style-name="Standard"/>
      <text:h text:style-name="Überschrift3" text:outline-level="3"/>
      <text:h text:style-name="Überschrift2" text:outline-level="2"><text:bookmark-start text:name="_Toc184989143"/>2.2 Planen (P)<text:bookmark-end text:name="_Toc184989143"/></text:h>
      <text:p text:style-name="P83">Arbeitsschritte:</text:p>
      <text:list text:style-name="LFO5" text:continue-numbering="true">
        <text:list-item>
          <text:p text:style-name="P84"><text:span text:style-name="T85">Programmdesign erstellen</text:span>:</text:p>
          <text:list text:continue-numbering="true">
            <text:list-item>
              <text:p text:style-name="P86">Eingabe der Stadt.</text:p>
            </text:list-item>
            <text:list-item>
              <text:p text:style-name="P87">Datenabruf und Verarbeitung der API-Antwort.</text:p>
            </text:list-item>
            <text:list-item>
              <text:p text:style-name="P88">Ausgabe der Wetterdaten.</text:p>
            </text:list-item>
          </text:list>
        </text:list-item>
        <text:list-item>
          <text:p text:style-name="P89"><text:span text:style-name="T90">Benötigte Ressourcen sammeln</text:span>:</text:p>
          <text:list text:continue-numbering="true">
            <text:list-item>
              <text:p text:style-name="P91">API-Key von OpenWeatherMap erstellen.</text:p>
            </text:list-item>
            <text:list-item>
              <text:p text:style-name="P92">NuGet-Paket Newtonsoft.Json installieren.<text:s/>(zuerst verstehen wie)</text:p>
            </text:list-item>
          </text:list>
        </text:list-item>
        <text:list-item>
          <text:p text:style-name="P93"><text:span text:style-name="T94">Aufgaben verteilen</text:span>:</text:p>
          <text:list text:continue-numbering="true">
            <text:list-item>
              <text:p text:style-name="P95">Code-Logik entwickeln (z. B. Fehlerprüfung, API-Aufruf).</text:p>
            </text:list-item>
            <text:list-item>
              <text:p text:style-name="P96">Benutzerfreundliche Konsolenausgabe gestalten.</text:p>
            </text:list-item>
          </text:list>
        </text:list-item>
        <text:list-item>
          <text:p text:style-name="P97"><text:span text:style-name="T98">Zeitplan festlegen</text:span>:</text:p>
          <text:list text:continue-numbering="true">
            <text:list-item>
              <text:p text:style-name="P99"><text:span text:style-name="T100">Tag 1-2</text:span>: Recherche und API-Integration.</text:p>
            </text:list-item>
            <text:list-item>
              <text:p text:style-name="P101"><text:span text:style-name="T102">Tag 3-4</text:span>: Fehlerbehandlung und Konsolen-Design.</text:p>
            </text:list-item>
            <text:list-item>
              <text:p text:style-name="P103"><text:span text:style-name="T104">Tag 5</text:span>: Testen und Dokumentieren.</text:p>
            </text:list-item>
          </text:list>
        </text:list-item>
      </text:list>
      <text:p text:style-name="Standard"/>
      <text:h text:style-name="Überschrift2" text:outline-level="2"><text:bookmark-start text:name="_Toc184989145"/><text:soft-page-break/>2.3 Entscheiden (E)<text:bookmark-end text:name="_Toc184989145"/></text:h>
      <text:h text:style-name="Überschrift3" text:outline-level="3"><text:line-break/><text:bookmark-start text:name="_Toc184989146"/>2.3.1 Technologiewahl<text:line-break/>2.3.2 API-Integration<text:line-break/>2.3.3 Struktur des Programms<text:bookmark-end text:name="_Toc184989146"/></text:h>
      <text:h text:style-name="Überschrift2" text:outline-level="2"><text:bookmark-start text:name="_Toc184989147"/>2.4 Realisieren (R)<text:bookmark-end text:name="_Toc184989147"/><text:line-break/></text:h>
      <text:h text:style-name="Überschrift3" text:outline-level="3"><text:bookmark-start text:name="_Toc184989148"/>2.4.1 Programmablauf<text:line-break/>2.4.2 Hauptfunktionen<text:line-break/>2.4.3 Code-Struktur<text:line-break/>2.4.4 Code-Beispiel<text:bookmark-end text:name="_Toc184989148"/></text:h>
      <text:h text:style-name="Überschrift2" text:outline-level="2"><text:bookmark-start text:name="_Toc184989149"/>2.5 Kontrollieren (K)<text:bookmark-end text:name="_Toc184989149"/></text:h>
      <text:h text:style-name="Überschrift3" text:outline-level="3"><text:line-break/><text:bookmark-start text:name="_Toc184989150"/>2.5.1 Testszenarien<text:line-break/>2.5.2 Testprotokoll<text:bookmark-end text:name="_Toc184989150"/></text:h>
      <text:h text:style-name="Überschrift2" text:outline-level="2"><text:bookmark-start text:name="_Toc184989151"/>2.6 Auswerten (A)<text:bookmark-end text:name="_Toc184989151"/></text:h>
      <text:h text:style-name="Überschrift3" text:outline-level="3"><text:line-break/><text:bookmark-start text:name="_Toc184989152"/>2.6.1 Evaluation der Ergebnisse<text:line-break/>2.6.2 Optimierungspotenziale<text:line-break/>2.6.3 Fazit<text:bookmark-end text:name="_Toc184989152"/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5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hervorgehoben" style:display-name="hervorgehoben" style:family="text" style:parent-style-name="Absatz-Standardschriftart">
      <style:text-properties fo:font-weight="bold" style:font-weight-asian="bold" fo:color="#FF0000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paragraph-properties fo:margin-top="0.1666in" fo:margin-bottom="0in" fo:line-height="102%"/>
      <style:text-properties style:letter-kerning="false" fo:font-size="16pt" style:font-size-asian="16pt" style:font-size-complex="16pt" style:language-asian="de" style:country-asian="DE"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Hyperlink" style:display-name="Hyperlink" style:family="text" style:parent-style-name="Absatz-Standardschriftar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Hervorgehoben0" style:display-name="Hervorgehoben" style:family="paragraph" style:parent-style-name="Titel">
      <style:text-properties fo:font-weight="bold" style:font-weight-asian="bold" fo:color="#FF0000" fo:hyphenate="false"/>
    </style:style>
    <style:style style:name="TitelZchn1" style:display-name="Titel Zchn1" style:family="text" style:parent-style-name="Absatz-Standardschriftart">
      <style:text-properties style:font-name="Aptos Display" style:font-name-asian="Times New Roman" fo:letter-spacing="-0.0069in" fo:font-size="28pt" style:font-size-asian="28pt" style:font-size-complex="28pt"/>
    </style:style>
    <style:style style:name="HervorgehobenZchn" style:display-name="Hervorgehoben Zchn" style:family="text" style:parent-style-name="TitelZchn1">
      <style:text-properties style:font-name="Aptos Display" style:font-name-asian="Times New Roman" fo:font-weight="bold" style:font-weight-asian="bold" fo:color="#FF0000" fo:letter-spacing="-0.0069in" fo:font-size="28pt" style:font-size-asian="28pt" style:font-size-complex="28pt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Beschriftung" style:display-name="Beschriftung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style:style style:name="Abbildungsverzeichnis" style:display-name="Abbildungsverzeichnis" style:family="paragraph" style:parent-style-name="Standard" style:next-style-name="Standard">
      <style:paragraph-properties fo:margin-bottom="0in"/>
      <style:text-properties fo:hyphenate="false"/>
    </style:style>
    <style:style style:name="Index1" style:display-name="Index 1" style:family="paragraph" style:parent-style-name="Standard" style:next-style-name="Standard" style:auto-update="true">
      <style:paragraph-properties fo:margin-bottom="0in" fo:line-height="100%" fo:margin-left="0.1666in" fo:text-indent="-0.1666in">
        <style:tab-stops/>
      </style:paragraph-properties>
      <style:text-properties fo:hyphenate="false"/>
    </style:style>
    <style:style style:name="Verzeichnis3" style:display-name="Verzeichnis 3" style:family="paragraph" style:parent-style-name="Standard" style:next-style-name="Standard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ußzeile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text-align="end"/>
    </style:style>
    <style:style style:name="P3" style:parent-style-name="Fußzeile" style:family="paragraph">
      <style:paragraph-properties>
        <style:tab-stops>
          <style:tab-stop style:type="left" style:position="1in"/>
        </style:tab-stops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Kopfzeile"><draw:frame draw:style-name="a0" draw:name="Grafik 1" text:anchor-type="as-char" svg:x="0in" svg:y="0in" svg:width="1.00719in" svg:height="0.7675in" style:rel-width="scale" style:rel-height="scale"><draw:image xlink:href="media/image1.png" xlink:type="simple" xlink:show="embed" xlink:actuate="onLoad"/><svg:title/><svg:desc>Logo de Juventus: la historia y el significado del logotipo, la marca y ...</svg:desc></draw:frame></text:p>
        <text:p text:style-name="Kopfzeile"/>
      </style:header>
      <style:footer>
        <text:p text:style-name="P2">Seite<text:s/><text:page-number text:fixed="false">2</text:page-number><text:s/>von 6</text:p>
        <text:p text:style-name="P3"><text:tab/><text:tab/><text:tab/><text:tab/>Besnik Ajdini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esnik Ajdini</meta:initial-creator>
    <dc:creator>Besnik Ajdini</dc:creator>
    <meta:creation-date>2024-09-18T07:53:00Z</meta:creation-date>
    <dc:date>2024-12-13T15:27:00Z</dc:date>
    <meta:template xlink:href="Normal.dotm" xlink:type="simple"/>
    <meta:editing-cycles>19</meta:editing-cycles>
    <meta:editing-duration>PT0S</meta:editing-duration>
    <meta:document-statistic meta:page-count="8" meta:paragraph-count="6" meta:word-count="420" meta:character-count="3063" meta:row-count="22" meta:non-whitespace-character-count="2649"/>
  </office:meta>
</office:document-meta>
</file>